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59cm" table:align="center"/>
    </style:style>
    <style:style style:name="Table1.A" style:family="table-column">
      <style:table-column-properties style:column-width="3.433cm"/>
    </style:style>
    <style:style style:name="Table1.B" style:family="table-column">
      <style:table-column-properties style:column-width="3.526cm"/>
    </style:style>
    <style:style style:name="Table1.A1" style:family="table-cell">
      <style:table-cell-properties fo:padding-left="0.191cm" fo:padding-right="0.191cm" fo:padding-top="0cm" fo:padding-bottom="0cm" fo:border-left="none" fo:border-right="none" fo:border-top="0.018cm solid #000000" fo:border-bottom="none" style:writing-mode="lr-tb"/>
    </style:style>
    <style:style style:name="Table1.A2" style:family="table-cell">
      <style:table-cell-properties fo:padding-left="0.191cm" fo:padding-right="0.191cm" fo:padding-top="0cm" fo:padding-bottom="0cm" fo:border="none" style:writing-mode="lr-tb"/>
    </style:style>
    <style:style style:name="Table1.A3" style:family="table-cell">
      <style:table-cell-properties fo:padding-left="0.191cm" fo:padding-right="0.191cm" fo:padding-top="0cm" fo:padding-bottom="0cm" fo:border-left="none" fo:border-right="none" fo:border-top="none" fo:border-bottom="0.018cm solid #000000" style:writing-mode="lr-tb"/>
    </style:style>
    <style:style style:name="P1" style:family="paragraph" style:parent-style-name="Header">
      <style:paragraph-properties loext:contextual-spacing="false" fo:margin-top="0cm" fo:margin-bottom="0.423cm">
        <style:tab-stops>
          <style:tab-stop style:position="8.5cm" style:type="center"/>
          <style:tab-stop style:position="16.034cm" style:type="right"/>
        </style:tab-stops>
      </style:paragraph-properties>
    </style:style>
    <style:style style:name="P2" style:family="paragraph" style:parent-style-name="Footer">
      <style:paragraph-properties loext:contextual-spacing="false" fo:margin-left="0cm" fo:margin-right="0.635cm" fo:margin-top="0.423cm" fo:margin-bottom="0cm" fo:text-indent="0cm" style:auto-text-indent="false">
        <style:tab-stops>
          <style:tab-stop style:position="6.396cm"/>
          <style:tab-stop style:position="8.5cm" style:type="center"/>
          <style:tab-stop style:position="15.875cm" style:type="right"/>
        </style:tab-stops>
      </style:paragraph-properties>
    </style:style>
    <style:style style:name="P3" style:family="paragraph" style:parent-style-name="PPIG_20_Heading_20_Level_20_1">
      <style:paragraph-properties fo:break-before="page"/>
    </style:style>
    <style:style style:name="P4" style:family="paragraph" style:parent-style-name="Standard">
      <style:paragraph-properties fo:text-align="center" style:justify-single-word="false"/>
    </style:style>
    <style:style style:name="P5" style:family="paragraph" style:parent-style-name="Normal">
      <style:text-properties style:font-name="Times New Roman" fo:font-size="11pt" style:font-size-asian="11pt" style:font-name-complex="Times New Roman" style:font-size-complex="11pt"/>
    </style:style>
    <style:style style:name="P6" style:family="paragraph" style:parent-style-name="Normal">
      <style:paragraph-properties fo:text-align="center" style:justify-single-word="false"/>
      <style:text-properties style:font-name="Times New Roman" fo:font-size="11pt" style:font-size-asian="11pt" style:font-name-complex="Times New Roman" style:font-size-complex="11pt"/>
    </style:style>
    <style:style style:name="P7" style:family="paragraph" style:parent-style-name="PPIG_20_Abstract">
      <style:text-properties fo:background-color="#ffff00"/>
    </style:style>
    <style:style style:name="P8" style:family="paragraph" style:parent-style-name="PPIG_20_Normal">
      <style:text-properties fo:background-color="#ffff00"/>
    </style:style>
    <style:style style:name="P9" style:family="paragraph" style:parent-style-name="PPIG_20_Normal">
      <style:text-properties fo:background-color="#ffffff"/>
    </style:style>
    <style:style style:name="P10" style:family="paragraph" style:parent-style-name="PPIG_20_Normal">
      <style:paragraph-properties fo:background-color="#ffffff">
        <style:background-image/>
      </style:paragraph-properties>
    </style:style>
    <style:style style:name="P11" style:family="paragraph" style:parent-style-name="PPIG_20_Normal">
      <style:paragraph-properties fo:background-color="#ffffff">
        <style:background-image/>
      </style:paragraph-properties>
      <style:text-properties fo:color="#000000"/>
    </style:style>
    <style:style style:name="P12" style:family="paragraph" style:parent-style-name="PPIG_20_Normal">
      <style:paragraph-properties fo:background-color="#ffffff">
        <style:background-image/>
      </style:paragraph-properties>
      <style:text-properties fo:background-color="transparent"/>
    </style:style>
    <style:style style:name="P13" style:family="paragraph" style:parent-style-name="PPIG_20_Heading_20_Level_20_1">
      <style:paragraph-properties fo:background-color="#ffffff">
        <style:background-image/>
      </style:paragraph-properties>
      <style:text-properties fo:background-color="transparent"/>
    </style:style>
    <style:style style:name="P14" style:family="paragraph" style:parent-style-name="PPIG_20_Reference">
      <style:text-properties fo:color="#000000" style:font-size-complex="11pt"/>
    </style:style>
    <style:style style:name="P15" style:family="paragraph" style:parent-style-name="PPIG_20_Reference">
      <style:text-properties fo:color="#000000" fo:background-color="#ffcc00" style:font-size-complex="11pt"/>
    </style:style>
    <style:style style:name="P16" style:family="paragraph" style:parent-style-name="Normal">
      <style:paragraph-properties fo:margin-left="0.635cm" fo:margin-right="0cm" fo:text-indent="0cm" style:auto-text-indent="false">
        <style:tab-stops/>
      </style:paragraph-properties>
    </style:style>
    <style:style style:name="P17" style:family="paragraph" style:parent-style-name="PPIG_20_Title" style:master-page-name="MP0">
      <style:paragraph-properties style:page-number="auto" fo:break-before="page"/>
    </style:style>
    <style:style style:name="T1" style:family="text">
      <style:text-properties fo:font-size="9pt" style:font-size-asian="9pt"/>
    </style:style>
    <style:style style:name="T2" style:family="text">
      <style:text-properties fo:color="#000000"/>
    </style:style>
    <style:style style:name="T3" style:family="text">
      <style:text-properties fo:color="#000000" style:font-name="wf segoe-ui normal" fo:font-size="9pt" fo:font-weight="normal" fo:background-color="#ffffff" style:font-size-asian="9pt" style:font-weight-asian="normal" loext:char-shading-value="0"/>
    </style:style>
    <style:style style:name="T4" style:family="text">
      <style:text-properties fo:color="#000000" style:font-size-complex="11pt"/>
    </style:style>
    <style:style style:name="T5" style:family="text">
      <style:text-properties fo:color="#000000" fo:background-color="#ffffff" loext:char-shading-value="0"/>
    </style:style>
    <style:style style:name="T6" style:family="text">
      <style:text-properties fo:color="#000000" fo:background-color="#ffffff" style:font-size-complex="11pt" loext:char-shading-value="0"/>
    </style:style>
    <style:style style:name="T7" style:family="text">
      <style:text-properties fo:color="#000000" fo:font-style="italic" style:font-style-asian="italic" style:font-size-complex="11pt"/>
    </style:style>
    <style:style style:name="T8" style:family="text">
      <style:text-properties fo:color="#000000" fo:font-style="italic" fo:background-color="#ffffff" style:font-style-asian="italic" style:font-size-complex="11pt" loext:char-shading-value="0"/>
    </style:style>
    <style:style style:name="T9" style:family="text">
      <style:text-properties fo:color="#000000" fo:background-color="#ffcc00" style:font-size-complex="11pt" loext:char-shading-value="0"/>
    </style:style>
    <style:style style:name="T10" style:family="text">
      <style:text-properties fo:color="#000000" fo:background-color="#ff3333" loext:char-shading-value="0"/>
    </style:style>
    <style:style style:name="T11" style:family="text">
      <style:text-properties fo:color="#000000" fo:background-color="transparent" loext:char-shading-value="0"/>
    </style:style>
    <style:style style:name="T12" style:family="text">
      <style:text-properties fo:background-color="#ffffff" loext:char-shading-value="0"/>
    </style:style>
    <style:style style:name="T13" style:family="text">
      <style:text-properties fo:background-color="#ffff00" loext:char-shading-value="0"/>
    </style:style>
    <style:style style:name="T14" style:family="text">
      <style:text-properties style:font-name="Times New Roman" fo:font-size="11pt" style:font-size-asian="11pt" style:font-name-complex="Times New Roman" style:font-size-complex="11pt"/>
    </style:style>
    <style:style style:name="T15" style:family="text">
      <style:text-properties style:font-name="Times New Roman" fo:font-size="11pt" style:font-size-asian="11pt" style:language-asian="en" style:country-asian="GB" style:font-name-complex="Times New Roman" style:font-size-complex="11pt" style:language-complex="ar" style:country-complex="SA"/>
    </style:style>
    <style:style style:name="T16" style:family="text">
      <style:text-properties style:font-name-asian="Courier New"/>
    </style:style>
    <style:style style:name="T17" style:family="text">
      <style:text-properties fo:background-color="transparent" loext:char-shading-value="0"/>
    </style:style>
    <style:style style:name="T18" style:family="text">
      <style:text-properties fo:background-color="transparent" style:font-size-complex="11pt" loext:char-shading-value="0"/>
    </style:style>
    <style:style style:name="T19" style:family="text">
      <style:text-properties fo:background-color="#ff3333"/>
    </style:style>
    <style:style style:name="T20" style:family="text"/>
    <style:style style:name="Sect1" style:family="section">
      <style:section-properties style:writing-mode="lr-tb" fo:margin-left="0cm" fo:margin-right="0cm"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writing-mode="lr-tb" fo:margin-left="0cm" fo:margin-right="0cm"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oes Nesting in Smaller Cavities and Swarming More Frequently Aid Persistence Of European Honey Bees In The Wild When Infected With Varroa Destructors?</text:p>
      <text:p text:style-name="P4"/>
      <text:p text:style-name="P4"/>
      <text:section text:style-name="Sect1" text:name="Sect1">
        <text:p text:style-name="P6">Jonathan Humphreys</text:p>
        <text:p text:style-name="P6">P4048801@live.tees.ac.uk</text:p>
        <text:p text:style-name="P6">School of Computing</text:p>
        <text:p text:style-name="P6">Teesside University</text:p>
        <text:p text:style-name="P5">Ben Hayward</text:p>
        <text:p text:style-name="P5">P4117178@live.tees.ac.uk</text:p>
        <text:p text:style-name="P5">School of Computing</text:p>
        <text:p text:style-name="P5">Teesside University</text:p>
        <text:p text:style-name="P5">Zohra Elkamel</text:p>
        <text:p text:style-name="P5">School of Computing</text:p>
        <text:p text:style-name="P5">Teesside University</text:p>
        <text:p text:style-name="P5"><text:a xlink:type="simple" xlink:href="mailto:L1463274@live.tees.ac.ukgit" text:style-name="Internet_20_link" text:visited-style-name="Visited_20_Internet_20_Link">L1463274@live.tees.ac.ukgit</text:a> </text:p>
      </text:section>
      <text:section text:style-name="Sect2" text:name="Sect2">
        <text:p text:style-name="PPIG_20_Keywords"/>
        <text:p text:style-name="PPIG_20_Keywords"/>
        <text:p text:style-name="PPIG_20_Keywords"/>
        <text:p text:style-name="PPIG_20_Keywords"/>
        <text:p text:style-name="PPIG_20_Keywords"/>
      </text:section>
      <text:section text:style-name="Sect3" text:name="Sect3">
        <text:p text:style-name="PPIG_20_Keywords">VIS3071-N Does Nesting in Smaller Cavities and Swarming More Frequently Aid Persistence Of European Honey Bee’s In The Wild When Infected With Varroa Destructors?</text:p>
        <text:p text:style-name="PPIG_20_Heading_20_Level_20_1">Abstract<text:span text:style-name="Default_20_Paragraph_20_Font"><text:span text:style-name="T3"> </text:span></text:span></text:p>
        <text:p text:style-name="P7">Still to write.</text:p>
        <text:p text:style-name="PPIG_20_Heading_20_Level_20_1">1. Introduction</text:p>
        <text:p text:style-name="PPIG_20_Normal">The agent based model discussed within this paper is constructed using NetLogo, to show a world that is representative of the environment that European honey bee’s and Varroa Destructor mites occupy and interact within in the wild, and ultimately to support or oppose the hypothesis that nesting within smaller cavities, and as a result swarming more frequently (Simpson, Riedel 1963), helps<text:span text:style-name="Default_20_Paragraph_20_Font"><text:span text:style-name="T12"> to sustain the bee population in the wild, when infected with Varroas.</text:span></text:span></text:p>
        <text:p text:style-name="PPIG_20_Normal"><text:span text:style-name="Default_20_Paragraph_20_Font"><text:span text:style-name="T12">The infestation of the bee’s hive begins when a Varroa latches onto a bee and waits for the bee to enter to a hive. The mite then leaves its initial host and nests its self in an uncapped brood cell until it is sealed. The mite then feeds its self from the developing bee’s haemolymph, whilst breeding, until the bee is ready to leave the brood cell and join the colony, with p</text:span></text:span>otentially multiple Varroas. These mites will then infect other bees and the cycle repeats. <text:span text:style-name="Default_20_Paragraph_20_Font"><text:span text:style-name="T4">(Huang 2012) </text:span></text:span>The mites infect the bees with various diseases, including Deformed Wing Virus (DWV) (<text:span text:style-name="Default_20_Paragraph_20_Font"><text:span text:style-name="T4">Francis, Nielsen, Kryger 2013)</text:span></text:span><text:span text:style-name="Default_20_Paragraph_20_Font"><text:span text:style-name="T12">, and can ultimately cause the collapse of a colony. The hypothesis’ logic is that as during swarming, bees have a period where there is no reproduction, and as a result the mites do not reproduce, meaning that many die, allowing the overall bee population to sustain its self.</text:span></text:span></text:p>
        <text:p text:style-name="PPIG_20_Heading_20_Level_20_1">2. Model</text:p>
        <text:p text:style-name="P9">The model presented represents an area of space in the wild, with every patch containing a potential place for bees to create a hive. The patches of the grid do not necessarily represent sequential spaces in the real world, so in reality a hive at co-ordinates 1-1 could be closer to a hive at 5-5 than its adjacent patch. When a hive is on a patch, bees are contained within, even though they are not viewable visually. To save on processing power, it was decided that one worker bee turtle represents 1000 actual worker bees and one mite turtle represents 1000 mites. The timescale used within the model is for one tick to represent a week. This is a suitable way to divide up the time, as not a lot happens in the space of one day, and too much happens within a month to highlight and digest key points of the data. </text:p>
        <text:p text:style-name="P9">Seasons are also simplified for th<text:span text:style-name="T17">e sake of processing, where bees and mites do not reproduce or age in the winter. This is because mites can survive months in the winter (Ellis &amp; Nalen, 2010) and without a mite infestation, if they have sufficient stores of honey, bees can survive the winter period too, losing only the older bees. To facilitate the older bees dying in the winter, the mites continue to feed, killing off the bees with little health remaining.</text:span></text:p>
        <text:p text:style-name="P10"><text:soft-page-break/><text:span text:style-name="Default_20_Paragraph_20_Font"><text:span text:style-name="T5">The age of the worker bees is set using the average life of a bee. Research shows that workers in a small hives live longer than those in a large hive. An experiment carried out found that workers in two large hives lived for an average of 22.3 and 22.8 days respectively, whereas in two small hives, they lived for an average 26.4 and 22.6 days respectively </text:span></text:span><text:span text:style-name="Default_20_Paragraph_20_Font"><text:span text:style-name="T2">(Ruepell, Kaftanouglu, &amp; Page, 2009). Based upon this, the average age is set to the mean values of 26.5 days ((26.4+26.6) / 2) in a small hive and 22.5 days ((22.3+22.8)/2) in a larger hive. </text:span></text:span></text:p>
        <text:p text:style-name="P10"><text:span text:style-name="Default_20_Paragraph_20_Font"><text:span text:style-name="T2">The workers life cycle has been heavily abstracted to reduce unnecessary complexities that would hinder the models performance, and have no impact on supporting or disagreeing with the hypothesis. As </text:span></text:span>a queen bee is capable of laying eggs to create 2000 new bees per week (Eley, 2010), it<text:span text:style-name="Default_20_Paragraph_20_Font"><text:span text:style-name="T2"> is represented in this model as 2 bees being born every tick per queen. Bees also age by one week every tick, and have their health reduced depending on the amount of mites that are using them as a host, and the value of a slider allows the dynamic setting of a mites impact on a bees health. In reality a mite would rarely directly kill a bee, but inflict the bee with various diseases and viruses such as Deformed Wing Virus (DWV). As it would be computationally wasteful to model every single disease, and highly time consuming, a decision has been made to have bees impact a bees current life remaining, by reducing the health every tick, by an amount dictated through a slider. <text:s/></text:span></text:span></text:p>
        <text:p text:style-name="P10"><text:span text:style-name="Default_20_Paragraph_20_Font"><text:span text:style-name="T2">In the real world, the mites reproductive method is for a mite to enter into a brood cell, and when it is capped, to feed off the bee larva and reproduce until the new bee is born, infested by multiple mites. It was decided that this process would be left as an abstraction, as this can be represented in a much more efficient way. This is achieved by the mites reproductive system being tied directly to the bees, where every time a bee is born, 0 to 3 mites come out attached to it (Huang, 2012). </text:span></text:span></text:p>
        <text:p text:style-name="P10"><text:span text:style-name="Default_20_Paragraph_20_Font"><text:span text:style-name="T2">The queens </text:span></text:span><text:span text:style-name="T2">life cycle is heavily abstracted, due to a hive replacing a queen that dies so that they can survive. This did however need to be represented in the model, as there is a small </text:span><text:span text:style-name="T10">chance of a queen dying at a time when there is no suitable replacement (</text:span><text:span text:style-name="T2">Moore, Wilson, Skinner, <text:s/>2015). To achieve this the model holds a singular queen bee per hive at all times, however when bees swarm, the current queen moves with the swarm to a new hive, and a new queen is born in the old hive.</text:span></text:p>
        <text:p text:style-name="P10"><text:span text:style-name="T2">It has been decided that hives have a maximum capacity, that give the model a boundary for the amount of bees that can live in a hive, and as a result the hive size, as opposed to a volumetric measurement that would be much more wasteful on processing power to implement. The actual hives capacity</text:span><text:span text:style-name="T11"> varied from source to source, </text:span><text:span text:style-name="T2">It was decided to take a logical approach to which data set to use, which, based around a queen bee laying up to 2000 eggs per day, and bees living for around 4 weeks, in the event that all eggs were successfully hatched and all bees lived to die of old age the minimum capacity would be around 56,000. This indicates that the maximum capacities that we would</text:span><text:span text:style-name="T11"> use would be 60,000, with the ability to make a hive larger, up to 80,000 for a very large hive </text:span><text:span text:style-name="T17">(Burns &amp; Burns, 2007)</text:span><text:span text:style-name="T11">. an</text:span><text:span text:style-name="T2">d based further upon that data set, the minimum, but when realistically populated wild hive would be around 40,000. This meant that in relation to the bees age varying on hive size, a mid point was set to distinguish which bees live longer, at 50,000 bees (22.5 days in a hive with over 50000 capacity and 26.5 in a hive</text:span><text:span text:style-name="T11"> under 50,000 capacity).</text:span></text:p>
        <text:p text:style-name="P11"><text:span text:style-name="T17">The swarming functionality is modelled based upon the hives capacity, where bees swarm at a default of 70% of the maximum capacity (</text:span><text:span text:style-name="Default_20_Paragraph_20_Font"><text:span text:style-name="T18">Loftus, Smith, Seeley, 2016),</text:span></text:span><text:span text:style-name="T17">, this parameter is modifiable, however research indicated that 70% was a good place to set an average. When swarming, the percentage of bees swarm to a new location, taking with them any attached mites along with the queen, and a new hive is created. At the old hive a new queen is born.</text:span></text:p>
        <text:p text:style-name="P12"/>
        <text:p text:style-name="P13">3. Results</text:p>
        <text:p text:style-name="P8">Thus far, simulations have been performed on the model for a few sets of criteria: Hives with a capacity of 40,000 bees and 50,000, and with mite impacts on a bee’s life expectency between 1 and 1.3 weeks per mite, per tick. In addition, simulations were performed with randomly-selected hive <text:soft-page-break/>capacities, though through a lack of foresight on our part meant that we could not track the number that the random number generator decided upon for these runs, rending the results perhaps unreliable.</text:p>
        <text:p text:style-name="P8">A number of other variable options for this model, adjustable on the inteface through a number of sliders, remained unchanged throughout at this time. Experiments began with a single hive housing 50 bees, beyond capacity to begin with and likely prompting a swarm on the first week, and no mites on any bees or the starting hive. The reproduction rate of the bees was set to 14,000 bees per week, and the reproduction of mites on a newborn bee between 0 and 3, affording the chance that a newborn worker might not have been infested as a brood. Swarm percentage, the amount of bees that will flee the old hive to form a new one, remained at 70% throughout, as per research into swarming behaviours. Winter is considered to occur 44 weeks into the year, and will revert to summer in the new year. Finally, bees have a 20% chance of dying outside the hive for any reason, resulting in any latched mites being lost, and a 1% chance of picking up mites in the wild and bringing them to the hive.</text:p>
        <text:p text:style-name="P8">Each of the simulations were performed for five runs, recording the equivalent of five years each, and the resulting data showed that in runs in which the capacity of a hive was set to 50,000 bees and the mite’s impact on their attached bee was 1.3 weeks, a couple of additional hives were successfully established before the first winter, after which point the hives suffered a staggered decline over the following years, in which the bees struggled to recover, until inevitable collapse up to and including the fourth Winter. <text:s/>Similar results occurred with a mite impact of 1 week, though the decline lasted beyond the five-year window, and in one experiment, even remained somewhat level as the bees managed to maintain their few hives.</text:p>
        <text:p text:style-name="P8">In experiments with a hive capacity of 40,000 bees and a mite impact of 1.3 weeks, the survivability of bees improved exponentially, successfully building their populations up to a point at which, in spite of a significant number of losses in Winter, these losses did not constitute a total collapse and allowed the bees the ability to rebuild for another Winter. However, it should be noted that with the significant losses, there also happened to be a significant number of hive collapses, perhaps owing to a number of factors concerning swarming behaviour that could result in elderly bees forming a new hive just before Winter. As a result, hives would have been built too late for significant reproduction, only to face a Winter with next to nothing but elderly workers weakened by their age, their remaining lifespans insufficient to survive the ravages of their mite infestation.</text:p>
        <text:p text:style-name="P8">Attempts were made to run a similar experiment with 40,000 bees and a mite impact of only one week, however, this experiment became impossible to complete within the current time frame, as the bee and mite populations increased with such significance that the task of modelling the resulting thousands of agents led to individual weeks taking several tens of minutes to complete. However, though no data was stored as a result of the necessary abortion of the experiment, the live results did exhibit similar patterns to the 1.3 week experiment, albeit at an incredibly greater scale.</text:p>
        <text:p text:style-name="PPIG_20_Heading_20_Level_20_1">4. Analysis</text:p>
        <text:p text:style-name="PPIG_20_Normal">Looking at the outcome of the results, it is immediately apparent that the results support the hypothesis; that nesting in smaller cavities and swarming more frequently, assists the survival of the European honey bees in the wild. The initial bit of information to note is that at 50,000 bees (A mediocre size), and a 1.3 week mite impact level, the population is unsustainable, ultimately resulting in the bees dying out in the fourth winter at an aggressive rate.</text:p>
        <text:p text:style-name="PPIG_20_Normal">Contrary to this, with the experiment ran with 40,000 bees and the same mite impact level, the growth is exponential, clearly demonstrating the bees ability to survive, by swarming frequently due to the smaller hive sizes. This establishes that the difference between a small, and even a medium hive, in terms of sustainable population is substantial, which clearly supports the hypothesis.</text:p>
        <text:p text:style-name="PPIG_20_Normal">The random hive sizes (between 40,000 and 60,000 bees) add further backing to the hypothesis, as by mixing the hive sizes it become unsustainable</text:p>
        <text:p text:style-name="PPIG_20_Normal"><text:soft-page-break/>The key to these findings is the correlation between hive size and swarming frequently. <text:span text:style-name="T19">By swarming frequently, bees enter periods of no reproduction more frequently, where mites cannot reproduce.</text:span> Another clear reason for the patterns that emerge are the differences in life spans in larger and smaller hives. Worker bees in smaller hives have a longer life span, and as a result the mites take longer to kill them.</text:p>
        <text:p text:style-name="PPIG_20_Heading_20_Level_20_1">5. Conclusion</text:p>
        <text:p text:style-name="P8">The model has produced a lot of interesting results, and has modelled well the world that the bee’s exist, however maybe we should in future x</text:p>
        <text:p text:style-name="PPIG_20_Heading_20_Level_20_1">5. References</text:p>
        <text:p text:style-name="PPIG_20_Reference"><text:span text:style-name="Default_20_Paragraph_20_Font"><text:span text:style-name="T4">Loftus, J. C., Smith, M. L., &amp; Seeley, T. D. (2016, March 11). How Honey Bee Colonies Survive in the Wild: Testing the Importance of Small Nests and Frequent Swarming. </text:span></text:span><text:span text:style-name="Default_20_Paragraph_20_Font"><text:span text:style-name="T7">PLoS ONE, 11</text:span></text:span><text:span text:style-name="Default_20_Paragraph_20_Font"><text:span text:style-name="T4">(3). doi:10.1371/journal.pone.0150362</text:span></text:span></text:p>
        <text:p text:style-name="P14"/>
        <text:p text:style-name="P16"><text:span text:style-name="Default_20_Paragraph_20_Font"><text:span text:style-name="T14">Simpson, J., &amp; Riedel, I. B. (1963, February 20). The Factor That Causes Swarming By Honeybee <text:s text:c="3"/>Colonies In Small Hives. Journel of Apicultural Research, 2(1). </text:span></text:span><text:a xlink:type="simple" xlink:href="http://dx.doi.org/10.1080/00218839.1963.11100056" office:target-frame-name="_top" xlink:show="replace" text:style-name="Internet_20_link" text:visited-style-name="Visited_20_Internet_20_Link"><text:span text:style-name="Hyperlink"><text:span text:style-name="T14">http://dx.doi.org/10.1080/00218839.1963.11100056</text:span></text:span></text:a></text:p>
        <text:p text:style-name="P14"/>
        <text:p text:style-name="PPIG_20_Reference"><text:span text:style-name="Default_20_Paragraph_20_Font"><text:span text:style-name="T4">Francis, R. M., Nielsen, S. L., &amp; Kryger, P. (2013). Varroa-Virus Interaction in Collapsing Honey Bee Colonies. </text:span></text:span><text:span text:style-name="Default_20_Paragraph_20_Font"><text:span text:style-name="T7">PLoS ONE,</text:span></text:span><text:span text:style-name="Default_20_Paragraph_20_Font"><text:span text:style-name="T4"> </text:span></text:span><text:span text:style-name="Default_20_Paragraph_20_Font"><text:span text:style-name="T7">8</text:span></text:span><text:span text:style-name="Default_20_Paragraph_20_Font"><text:span text:style-name="T4">(3). doi:10.1371/journal.pone.0057540</text:span></text:span></text:p>
        <text:p text:style-name="P14"/>
        <text:p text:style-name="PPIG_20_Reference"><text:span text:style-name="Default_20_Paragraph_20_Font"><text:span text:style-name="T4">Ziegelmann, B., Tolasch, T., Steidle, J. L., &amp; Rosenkranz, P. (2013). The mating behavior of Varroa destructor is triggered by a female sex pheromone. Part 2: Identification and dose-dependent effects of components of the Varroa sex pheromone. </text:span></text:span><text:span text:style-name="Default_20_Paragraph_20_Font"><text:span text:style-name="T7">Apidologie,</text:span></text:span><text:span text:style-name="Default_20_Paragraph_20_Font"><text:span text:style-name="T4"> </text:span></text:span><text:span text:style-name="Default_20_Paragraph_20_Font"><text:span text:style-name="T7">44</text:span></text:span><text:span text:style-name="Default_20_Paragraph_20_Font"><text:span text:style-name="T4">(4), 481-490. doi:10.1007/s13592-013-0198-5</text:span></text:span></text:p>
        <text:p text:style-name="P14"/>
        <text:p text:style-name="PPIG_20_Reference"><text:span text:style-name="Default_20_Paragraph_20_Font"><text:span text:style-name="T4">Huang, Z. (2012, October). Varroa Mite Reproductive Biology. </text:span></text:span><text:span text:style-name="Default_20_Paragraph_20_Font"><text:span text:style-name="T7">American Bee Journal</text:span></text:span><text:span text:style-name="Default_20_Paragraph_20_Font"><text:span text:style-name="T4">. </text:span></text:span><text:span text:style-name="Default_20_Paragraph_20_Font"><text:span text:style-name="T9">Doi:152: 981-985</text:span></text:span></text:p>
        <text:p text:style-name="P15"/>
        <text:p text:style-name="PPIG_20_Reference"><text:span text:style-name="Default_20_Paragraph_20_Font"><text:span text:style-name="T6">Ruepell, O., Kaftanouglu, O., &amp; Page, R. E. (2009). Honey bee (Apis mellifera) workers live longer in small than in large colonies. </text:span></text:span><text:span text:style-name="Default_20_Paragraph_20_Font"><text:span text:style-name="T8">Experimental Gerontology</text:span></text:span><text:span text:style-name="Default_20_Paragraph_20_Font"><text:span text:style-name="T6">, </text:span></text:span><text:span text:style-name="Default_20_Paragraph_20_Font"><text:span text:style-name="T8">44</text:span></text:span><text:span text:style-name="Default_20_Paragraph_20_Font"><text:span text:style-name="T6">(6-7), . doi:http://dx.doi.org/10.1016/j.exger.2009.04.003</text:span></text:span></text:p>
        <text:p text:style-name="P8"/>
        <text:p text:style-name="Normal"><text:span text:style-name="Default_20_Paragraph_20_Font"><text:span text:style-name="T15">Eley, L. (2010, May 01). All About Honey Bees. Retrieved November 11, 2016, from </text:span></text:span><text:span text:style-name="Default_20_Paragraph_20_Font"><text:span text:style-name="T14">http://www.colostate.edu/Dept/CoopExt/4dmg/Pests/bees.htm </text:span></text:span></text:p>
        <text:p text:style-name="P5"/>
        <text:p text:style-name="Normal"><text:span text:style-name="Default_20_Paragraph_20_Font"><text:span text:style-name="T14">Moore, P. A., Wilson, M. E., &amp; Skinner, J. A. (2015, August 18). Honey Bee Queens: Evaluating the Most Important Colony Member - eXtension. Retrieved November 11, 2016, from </text:span></text:span><text:a xlink:type="simple" xlink:href="http://articles.extension.org/pages/73133/honey-bee-queens:-evaluating-the-most-important-colony-member" text:style-name="Internet_20_link" text:visited-style-name="Visited_20_Internet_20_Link"><text:span text:style-name="Default_20_Paragraph_20_Font"><text:span text:style-name="T14">http://articles.extension.org/pages/73133/honey-bee-queens:-evaluating-the-most-important-colony-member</text:span></text:span></text:a></text:p>
        <text:p text:style-name="Normal"><text:span text:style-name="Default_20_Paragraph_20_Font"><text:span text:style-name="T14"/></text:span></text:p>
        <text:p text:style-name="Normal"><text:span text:style-name="Default_20_Paragraph_20_Font"><text:span text:style-name="T14">Burns, D., &amp; Burns, S. (2007, October 23). Honey production. Retrieved November 12, 2016, from David &amp; Sheri Burns, http://www.honeybeesonline.com/honey-production/</text:span></text:span></text:p>
        <text:p text:style-name="P5"/>
        <text:p text:style-name="P8">Assorted style stuff</text:p>
        <text:p text:style-name="P8"><text:soft-page-break/></text:p>
        <text:p text:style-name="PPIG_20_Heading_20_Level_20_2">1.1. Style Definition</text:p>
        <text:p text:style-name="PPIG_20_Heading_20_Level_20_2">1.3. Figures and Tables</text:p>
        <text:p text:style-name="PPIG_20_Normal">More complicated formatting (Tables and Figures) should fit within the boundaries of the text on this template file, and should be centred on the page. Use your own judgement to create suitable tables. We have provided a paragraph style – PPIG Table Entry – that you might find useful. Figures can be a problem. Try creating a table {1 column x 2 row} and put the figure in the upper cell and the caption in the lower cell. Captions for both figures and tables should use the PPIG Caption style, as follows:</text:p>
        <text:p text:style-name="PPIG_20_Normal"/>
        <table:table table:name="Table1" table:style-name="Table1">
          <table:table-column table:style-name="Table1.A"/>
          <table:table-column table:style-name="Table1.B"/>
          <table:table-row>
            <table:table-cell table:style-name="Table1.A1" office:value-type="string">
              <text:p text:style-name="PPIG_20_Table_20_Entry">Column A</text:p>
            </table:table-cell>
            <table:table-cell table:style-name="Table1.A1" office:value-type="string">
              <text:p text:style-name="PPIG_20_Table_20_Entry">Column B</text:p>
            </table:table-cell>
          </table:table-row>
          <table:table-row>
            <table:table-cell table:style-name="Table1.A2" office:value-type="string">
              <text:p text:style-name="PPIG_20_Table_20_Entry">Row 1A</text:p>
            </table:table-cell>
            <table:table-cell table:style-name="Table1.A2" office:value-type="string">
              <text:p text:style-name="PPIG_20_Table_20_Entry">Row 1B</text:p>
            </table:table-cell>
          </table:table-row>
          <table:table-row>
            <table:table-cell table:style-name="Table1.A3" office:value-type="string">
              <text:p text:style-name="PPIG_20_Table_20_Entry">Row 2A</text:p>
            </table:table-cell>
            <table:table-cell table:style-name="Table1.A3" office:value-type="string">
              <text:p text:style-name="PPIG_20_Table_20_Entry">Row 2B</text:p>
            </table:table-cell>
          </table:table-row>
        </table:table>
        <text:p text:style-name="PPIG_20_Caption">Table 1 – A simple table, with caption.</text:p>
        <text:p text:style-name="PPIG_20_Heading_20_Level_20_2">1.4. Code</text:p>
        <text:p text:style-name="PPIG_20_Normal">Sections of code should be formatted in Courier or Courier new. Code indention should be with spaces not tabs and with a vertical bar in the left margin. Use the PPIG Code style to achieve this. You may colour code text but this is not required.<text:line-break/></text:p>
        <text:p text:style-name="PPIG_20_Code">defun p-mean( a, b) -&gt; res;</text:p>
        <text:p text:style-name="PPIG_20_Code"><text:span text:style-name="Default_20_Paragraph_20_Font"><text:span text:style-name="T16"><text:s text:c="4"/></text:span></text:span>apply( *, a, b ) -&gt; c;</text:p>
        <text:p text:style-name="PPIG_20_Code"><text:span text:style-name="Default_20_Paragraph_20_Font"><text:span text:style-name="T16"><text:s text:c="4"/></text:span></text:span>c / length(a) -&gt; res;</text:p>
        <text:p text:style-name="PPIG_20_Code">enddef</text:p>
        <text:p text:style-name="P8"/>
        <text:p text:style-name="P3">Appendix 1 – Additional Paper Guidelines</text:p>
        <text:p text:style-name="PPIG_20_Normal"/>
        <text:p text:style-name="PPIG_20_Normal">These are currently provided in a separate document.</text:p>
        <text:p text:style-name="PPIG_20_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text-properties style:font-name="Times New Roman"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106cm" fo:text-align="center" style:justify-single-word="false" fo:hyphenation-ladder-count="no-limit"/>
      <style:text-properties fo:font-size="16pt" fo:font-weight="bold" style:font-size-asian="16pt" style:font-weight-asian="bold"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FreeSans"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Free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fo:hyphenate="false" fo:hyphenation-remain-char-count="0" fo:hyphenation-push-char-count="0"/>
    </style:style>
    <style:style style:name="Foot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PPIG_20_Author" style:display-name="PPIG Author" style:family="paragraph" style:parent-style-name="Standard">
      <style:paragraph-properties fo:text-align="center" style:justify-single-word="false" fo:hyphenation-ladder-count="no-limit"/>
      <style:text-properties fo:font-size="11pt" style:font-size-asian="11pt" fo:hyphenate="false" fo:hyphenation-remain-char-count="0" fo:hyphenation-push-char-count="0"/>
    </style:style>
    <style:style style:name="PPIG_20_Affiliation" style:display-name="PPIG Affiliation" style:family="paragraph" style:parent-style-name="Standard">
      <style:paragraph-properties fo:text-align="center" style:justify-single-word="false" fo:hyphenation-ladder-count="no-limit"/>
      <style:text-properties fo:font-size="11pt" fo:font-style="italic" style:font-size-asian="11pt" style:font-style-asian="italic" fo:hyphenate="false" fo:hyphenation-remain-char-count="0" fo:hyphenation-push-char-count="0"/>
    </style:style>
    <style:style style:name="PPIG_20_Heading_20_Level_20_1" style:display-name="PPIG Heading Level 1" style:family="paragraph" style:parent-style-name="Standard" style:next-style-name="PPIG_20_Normal">
      <style:paragraph-properties loext:contextual-spacing="false" fo:margin-top="0.635cm" fo:margin-bottom="0.212cm" fo:hyphenation-ladder-count="no-limit" fo:keep-with-next="always"/>
      <style:text-properties style:font-name="Arial" fo:font-size="11pt" fo:font-weight="bold" style:font-size-asian="11pt" style:font-weight-asian="bold" style:font-name-complex="Arial" fo:hyphenate="false" fo:hyphenation-remain-char-count="0" fo:hyphenation-push-char-count="0"/>
    </style:style>
    <style:style style:name="Testo" style:family="paragraph" style:parent-style-name="Standard">
      <style:paragraph-properties fo:margin-left="0cm" fo:margin-right="0cm" fo:line-height="0.353cm" fo:text-align="justify" style:justify-single-word="false" fo:hyphenation-ladder-count="no-limit" fo:text-indent="0.501cm" style:auto-text-indent="false"/>
      <style:text-properties fo:hyphenate="false" fo:hyphenation-remain-char-count="0" fo:hyphenation-push-char-count="0"/>
    </style:style>
    <style:style style:name="PPIG_20_Reference" style:display-name="PPIG Reference" style:family="paragraph" style:parent-style-name="Standard">
      <style:paragraph-properties loext:contextual-spacing="false" fo:margin-left="0.635cm" fo:margin-right="0cm" fo:margin-top="0.212cm" fo:margin-bottom="0cm" fo:hyphenation-ladder-count="no-limit" fo:text-indent="-0.635cm" style:auto-text-indent="false">
        <style:tab-stops/>
      </style:paragraph-properties>
      <style:text-properties fo:font-size="11pt" style:font-size-asian="11pt" fo:hyphenate="false" fo:hyphenation-remain-char-count="0" fo:hyphenation-push-char-count="0"/>
    </style:style>
    <style:style style:name="PPIG_20_Title" style:display-name="PPIG Title" style:family="paragraph" style:parent-style-name="Standard">
      <style:paragraph-properties fo:line-height="0.564cm" fo:text-align="center" style:justify-single-word="false" fo:hyphenation-ladder-count="no-limit"/>
      <style:text-properties style:font-name="Arial" fo:font-size="12pt" fo:font-weight="bold" style:font-size-asian="12pt" style:font-weight-asian="bold" style:font-name-complex="Arial" fo:hyphenate="false" fo:hyphenation-remain-char-count="0" fo:hyphenation-push-char-count="0"/>
    </style:style>
    <style:style style:name="PPIG_20_Keywords" style:display-name="PPIG Keywords" style:family="paragraph" style:parent-style-name="Standard">
      <style:paragraph-properties fo:hyphenation-ladder-count="no-limit"/>
      <style:text-properties fo:hyphenate="false" fo:hyphenation-remain-char-count="0" fo:hyphenation-push-char-count="0"/>
    </style:style>
    <style:style style:name="PPIG_20_Normal" style:display-name="PPIG Normal" style:family="paragraph" style:parent-style-name="Standard">
      <style:paragraph-properties loext:contextual-spacing="false" fo:margin-top="0.212cm" fo:margin-bottom="0cm" fo:hyphenation-ladder-count="no-limit"/>
      <style:text-properties fo:font-size="11pt" style:font-size-asian="11pt" fo:hyphenate="false" fo:hyphenation-remain-char-count="0" fo:hyphenation-push-char-count="0"/>
    </style:style>
    <style:style style:name="PPIG_20_Heading_20_Level_20_2" style:display-name="PPIG Heading Level 2" style:family="paragraph" style:parent-style-name="PPIG_20_Normal" style:next-style-name="PPIG_20_Normal">
      <style:paragraph-properties loext:contextual-spacing="false" fo:margin-top="0.423cm" fo:margin-bottom="0cm" fo:hyphenation-ladder-count="no-limit" fo:keep-with-next="always"/>
      <style:text-properties style:font-name="Arial" style:font-name-complex="Arial" fo:hyphenate="false" fo:hyphenation-remain-char-count="0" fo:hyphenation-push-char-count="0"/>
    </style:style>
    <style:style style:name="PPIG_20_Abstract" style:display-name="PPIG Abstract" style:family="paragraph" style:parent-style-name="PPIG_20_Normal">
      <style:paragraph-properties fo:hyphenation-ladder-count="no-limit"/>
      <style:text-properties fo:hyphenate="false" fo:hyphenation-remain-char-count="0" fo:hyphenation-push-char-count="0"/>
    </style:style>
    <style:style style:name="PPIG_20_Bullet" style:display-name="PPIG Bullet" style:family="paragraph" style:parent-style-name="PPIG_20_Normal" style:list-style-name="WW8Num3">
      <style:paragraph-properties fo:hyphenation-ladder-count="no-limit">
        <style:tab-stops>
          <style:tab-stop style:position="1.117cm"/>
          <style:tab-stop style:position="1.866cm"/>
        </style:tab-stops>
      </style:paragraph-properties>
      <style:text-properties fo:hyphenate="false" fo:hyphenation-remain-char-count="0" fo:hyphenation-push-char-count="0"/>
    </style:style>
    <style:style style:name="PPIG_20_Table_20_Entry" style:display-name="PPIG Table Entry" style:family="paragraph" style:parent-style-name="Standard">
      <style:paragraph-properties loext:contextual-spacing="false" fo:margin-top="0.035cm" fo:margin-bottom="0.035cm" fo:text-align="center" style:justify-single-word="false" fo:hyphenation-ladder-count="no-limit"/>
      <style:text-properties fo:font-size="11pt" style:font-size-asian="11pt" fo:hyphenate="false" fo:hyphenation-remain-char-count="0" fo:hyphenation-push-char-count="0"/>
    </style:style>
    <style:style style:name="PPIG_20_Caption" style:display-name="PPIG Caption" style:family="paragraph" style:parent-style-name="PPIG_20_Normal">
      <style:paragraph-properties loext:contextual-spacing="false" fo:margin-top="0cm" fo:margin-bottom="0.212cm" fo:text-align="center" style:justify-single-word="false" fo:hyphenation-ladder-count="no-limit"/>
      <style:text-properties fo:font-style="italic" style:font-style-asian="italic" fo:hyphenate="false" fo:hyphenation-remain-char-count="0" fo:hyphenation-push-char-count="0"/>
    </style:style>
    <style:style style:name="PPIG_20_Numbered" style:display-name="PPIG Numbered" style:family="paragraph" style:parent-style-name="PPIG_20_Bullet" style:list-style-name="WW8Num2">
      <style:paragraph-properties fo:margin-left="1.501cm" fo:margin-right="0cm" fo:hyphenation-ladder-count="no-limit" fo:text-indent="-0.751cm" style:auto-text-indent="false">
        <style:tab-stops>
          <style:tab-stop style:position="0.751cm"/>
          <style:tab-stop style:position="1.501cm"/>
        </style:tab-stops>
      </style:paragraph-properties>
      <style:text-properties fo:hyphenate="false" fo:hyphenation-remain-char-count="0" fo:hyphenation-push-char-count="0"/>
    </style:style>
    <style:style style:name="PPIG_20_Indent" style:display-name="PPIG Indent" style:family="paragraph" style:parent-style-name="PPIG_20_Bullet" style:list-style-name="WW8StyleNum">
      <style:paragraph-properties fo:hyphenation-ladder-count="no-limit">
        <style:tab-stops>
          <style:tab-stop style:position="0.727cm"/>
          <style:tab-stop style:position="1.476cm"/>
        </style:tab-stops>
      </style:paragraph-properties>
      <style:text-properties fo:hyphenate="false" fo:hyphenation-remain-char-count="0" fo:hyphenation-push-char-count="0"/>
    </style:style>
    <style:style style:name="PPIG_20_Code" style:display-name="PPIG Code" style:family="paragraph" style:parent-style-name="PPIG_20_Normal">
      <style:paragraph-properties loext:contextual-spacing="false" fo:margin-left="0.751cm" fo:margin-right="0cm" fo:margin-top="0cm" fo:margin-bottom="0cm" fo:hyphenation-ladder-count="no-limit" fo:text-indent="0cm" style:auto-text-indent="false" fo:padding-left="0.141cm" fo:padding-right="0cm" fo:padding-top="0cm" fo:padding-bottom="0cm" fo:border-left="0.018cm solid #000000" fo:border-right="none" fo:border-top="none" fo:border-bottom="none" style:shadow="none">
        <style:tab-stops/>
      </style:paragraph-properties>
      <style:text-properties style:font-name="Courier New" fo:font-size="10pt" style:font-size-asian="10pt"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WW8Num1z0" style:family="text">
      <style:text-properties style:font-name="Symbol" style:font-name-complex="Symbol"/>
    </style:style>
    <style:style style:name="WW8Num2z0" style:family="text">
      <style:text-properties style:font-name="Tms Rmn" style:font-name-complex="Tms Rmn"/>
    </style:style>
    <style:style style:name="WW8Num3z0" style:family="text">
      <style:text-properties style:font-name="Symbol" style:font-name-complex="Symbol"/>
    </style:style>
    <style:style style:name="WW8Num4z0" style:family="text">
      <style:text-properties style:font-name="Tms Rmn" style:font-name-complex="Tms Rmn"/>
    </style:style>
    <style:style style:name="WW8Num5z0" style:family="text">
      <style:text-properties style:font-name="Symbol" style:font-name-complex="Symbol"/>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PPIG_20_Normal_20_Char" style:display-name="PPIG Normal Char" style:family="text">
      <style:text-properties fo:font-size="11pt" style:font-size-asian="11pt"/>
    </style:style>
    <style:style style:name="PPIG_20_Code_20_Char" style:display-name="PPIG Code Char" style:family="text" style:parent-style-name="PPIG_20_Normal_20_Char">
      <style:text-properties fo:font-size="11pt" style:font-size-asian="11pt"/>
    </style:style>
    <style:style style:name="WW_5f_CharLFO1LVL1" style:display-name="WW_CharLFO1LVL1" style:family="text">
      <style:text-properties style:font-name="Symbol" style:font-name-complex="Symbol"/>
    </style:style>
    <style:style style:name="WW_5f_CharLFO2LVL1" style:display-name="WW_CharLFO2LVL1" style:family="text">
      <style:text-properties style:font-name="Tms Rmn" style:font-name-complex="Tms Rmn"/>
    </style:style>
    <style:style style:name="WW_5f_CharLFO3LVL1" style:display-name="WW_CharLFO3LVL1" style:family="text">
      <style:text-properties style:font-name="Symbol" style:font-name-complex="Symbol"/>
    </style:style>
    <style:style style:name="WW_5f_CharLFO4LVL1" style:display-name="WW_CharLFO4LVL1" style:family="text">
      <style:text-properties style:font-name="Tms Rmn" style:font-name-complex="Tms Rmn"/>
    </style:style>
    <style:style style:name="WW_5f_CharLFO5LVL1" style:display-name="WW_CharLFO5LVL1" style:family="text">
      <style:text-properties style:font-name="Symbol" style:font-name-comple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_5f_CharLFO1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2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4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5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loext:contextual-spacing="false" fo:margin-top="0cm" fo:margin-bottom="0.423cm">
        <style:tab-stops>
          <style:tab-stop style:position="8.5cm" style:type="center"/>
          <style:tab-stop style:position="16.034cm" style:type="right"/>
        </style:tab-stops>
      </style:paragraph-properties>
    </style:style>
    <style:style style:name="MP2" style:family="paragraph" style:parent-style-name="Footer">
      <style:paragraph-properties loext:contextual-spacing="false" fo:margin-left="0cm" fo:margin-right="0.635cm" fo:margin-top="0.423cm" fo:margin-bottom="0cm" fo:text-indent="0cm" style:auto-text-indent="false">
        <style:tab-stops>
          <style:tab-stop style:position="6.396cm"/>
          <style:tab-stop style:position="8.5cm" style:type="center"/>
          <style:tab-stop style:position="15.875cm" style:type="right"/>
        </style:tab-stops>
      </style:paragraph-properties>
    </style:style>
    <style:style style:name="MT1" style:family="text">
      <style:text-properties fo:font-size="9pt" style:font-size-asian="9pt"/>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2cm" fo:margin-bottom="1.52cm" fo:margin-left="2.54cm" fo:margin-right="2.54cm" style:writing-mode="lr-tb" style:footnote-max-height="0cm">
        <style:footnote-sep style:width="0.018cm" style:adjustment="left" style:rel-width="33%" style:color="#000000"/>
      </style:page-layout-properties>
      <style:header-style>
        <style:header-footer-properties fo:min-height="1.02cm" fo:margin-left="0cm" fo:margin-right="0cm" fo:margin-bottom="0cm" style:dynamic-spacing="true"/>
      </style:header-style>
      <style:footer-style>
        <style:header-footer-properties fo:min-height="1.0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text:tab/><text:tab/></text:span></text:span><text:span text:style-name="Page_20_Number"><text:page-number text:select-page="current">6</text:page-number></text:span></text:p>
      </style:header>
      <style:footer>
        <text:p text:style-name="MP2">AI Systems, Teesside University<text:tab/><text:tab/><text:tab/>www.agent-domai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PPIG Submission Template 2008</dc:title>
    <meta:keyword>PPIG; Template</meta:keyword>
    <meta:initial-creator>s</meta:initial-creator>
    <meta:creation-date>2014-01-24T18:05:00Z</meta:creation-date>
    <dc:date>2016-11-12T19:08:49</dc:date>
    <meta:print-date>2014-09-23T11:55:00Z</meta:print-date>
    <meta:editing-cycles>61</meta:editing-cycles>
    <meta:editing-duration>PT8H17M32S</meta:editing-duration>
    <meta:document-statistic meta:table-count="1" meta:image-count="0" meta:object-count="0" meta:page-count="6" meta:paragraph-count="72" meta:word-count="2631" meta:character-count="15541"/>
    <dc:creator>Ben Hayward</dc:creator>
    <meta:template xlink:type="simple" xlink:actuate="onRequest" xlink:title="" xlink:href="Normal"/>
  </office:meta>
</office:document-meta>
</file>